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style:font-face style:name="Calibri" svg:font-family="Calibri" style:font-family-generic="swiss"/>
    <style:font-face style:name="Calibri "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e1e01" style:text-blinking="false" fo:background-color="transparent" style:font-size-asian="12pt" style:font-style-asian="normal" style:font-size-complex="12pt" style:font-style-complex="normal"/>
    </style:style>
    <style:style style:name="P2"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415b7" style:text-blinking="false" fo:background-color="transparent" style:font-size-asian="12pt" style:font-style-asian="normal" style:font-weight-asian="bold" style:font-size-complex="12pt" style:font-style-complex="normal" style:font-weight-complex="bold"/>
    </style:style>
    <style:style style:name="P3"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12ddc" style:text-blinking="false" fo:background-color="transparent" style:font-size-asian="12pt" style:font-style-asian="normal" style:font-weight-asian="bold" style:font-size-complex="12pt" style:font-style-complex="normal" style:font-weight-complex="bold"/>
    </style:style>
    <style:style style:name="P4" style:family="paragraph" style:parent-style-name="Standard">
      <style:paragraph-properties fo:margin-top="0in" fo:margin-bottom="0in" loext:contextual-spacing="false" fo:line-height="138%" style:writing-mode="lr-tb"/>
      <style:text-properties style:font-name="Calibri" fo:font-size="12pt" fo:font-style="normal" style:font-size-asian="12pt" style:font-style-asian="normal" style:font-size-complex="12pt" style:font-style-complex="normal"/>
    </style:style>
    <style:style style:name="P5" style:family="paragraph" style:parent-style-name="Standard">
      <style:paragraph-properties fo:margin-top="0in" fo:margin-bottom="0in" loext:contextual-spacing="false" fo:line-height="138%" style:writing-mode="lr-tb"/>
      <style:text-properties style:font-name="Calibri" fo:font-size="12pt" fo:font-style="normal" officeooo:paragraph-rsid="001415b7" style:font-size-asian="12pt" style:font-style-asian="normal" style:font-size-complex="12pt" style:font-style-complex="normal"/>
    </style:style>
    <style:style style:name="P6" style:family="paragraph" style:parent-style-name="Standard">
      <style:paragraph-properties fo:margin-top="0in" fo:margin-bottom="0in" loext:contextual-spacing="false" fo:line-height="138%" style:writing-mode="lr-tb"/>
      <style:text-properties style:font-name="Calibri" fo:font-size="12pt" fo:font-style="normal" fo:font-weight="normal" officeooo:rsid="001ff49a" officeooo:paragraph-rsid="001ff49a" style:font-size-asian="12pt" style:font-style-asian="normal" style:font-weight-asian="normal" style:font-size-complex="12pt" style:font-style-complex="normal" style:font-weight-complex="normal"/>
    </style:style>
    <style:style style:name="P7" style:family="paragraph" style:parent-style-name="Standard">
      <style:paragraph-properties fo:margin-top="0in" fo:margin-bottom="0in" loext:contextual-spacing="false" fo:line-height="138%" style:writing-mode="lr-tb"/>
      <style:text-properties style:font-name="Calibri" officeooo:paragraph-rsid="0019f378"/>
    </style:style>
    <style:style style:name="P8" style:family="paragraph" style:parent-style-name="Standard">
      <style:paragraph-properties fo:margin-top="0in" fo:margin-bottom="0in" loext:contextual-spacing="false" fo:line-height="138%" style:writing-mode="lr-tb"/>
      <style:text-properties style:font-name="Calibri" officeooo:paragraph-rsid="0021148d"/>
    </style:style>
    <style:style style:name="P9" style:family="paragraph" style:parent-style-name="Standard">
      <style:paragraph-properties fo:margin-top="0in" fo:margin-bottom="0in" loext:contextual-spacing="false" fo:line-height="138%" style:writing-mode="lr-tb"/>
      <style:text-properties style:font-name="Calibri" fo:font-weight="normal" officeooo:paragraph-rsid="0021148d" style:font-weight-asian="normal" style:font-weight-complex="normal"/>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415b7" officeooo:paragraph-rsid="001415b7" style:text-blinking="false" fo:background-color="transparent"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415b7" officeooo:paragraph-rsid="00167ac1" style:text-blinking="false" fo:background-color="transparent"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1674c" style:text-blinking="false" fo:background-color="transparent"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ff49a" officeooo:paragraph-rsid="001ff49a" style:text-blinking="false" fo:background-color="transparent"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tyle-asian="normal" style:font-size-complex="12pt" style:font-style-complex="normal"/>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26573" style:text-blinking="false" fo:background-color="transparent" style:font-size-asian="12pt" style:font-style-asian="normal" style:font-size-complex="12pt" style:font-style-complex="normal"/>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b53e6" style:text-blinking="false" fo:background-color="transparent" style:font-size-asian="12pt" style:font-style-asian="normal" style:font-size-complex="12pt" style:font-style-complex="normal"/>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c6a42" style:text-blinking="false" fo:background-color="transparent" style:font-size-asian="12pt" style:font-style-asian="normal" style:font-size-complex="12pt" style:font-style-complex="normal"/>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c75bc" style:text-blinking="false" fo:background-color="transparent" style:font-size-asian="12pt" style:font-style-asian="normal" style:font-size-complex="12pt" style:font-style-complex="normal"/>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e1e01" style:text-blinking="false" fo:background-color="transparent" style:font-size-asian="12pt" style:font-style-asian="normal" style:font-size-complex="12pt" style:font-style-complex="normal"/>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12ddc" style:text-blinking="false" fo:background-color="transparent" style:font-size-asian="12pt" style:font-style-asian="normal" style:font-size-complex="12pt" style:font-style-complex="normal"/>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1674c" style:text-blinking="false" fo:background-color="transparent" style:font-size-asian="12pt" style:font-style-asian="normal" style:font-size-complex="12pt" style:font-style-complex="normal"/>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260e4" style:text-blinking="false" fo:background-color="transparent" style:font-size-asian="12pt" style:font-style-asian="normal" style:font-size-complex="12pt" style:font-style-complex="normal"/>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73c82" style:text-blinking="false" fo:background-color="transparent" style:font-size-asian="12pt" style:font-style-asian="normal" style:font-size-complex="12pt" style:font-style-complex="normal"/>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ff49a" style:text-blinking="false" fo:background-color="transparent" style:font-size-asian="12pt" style:font-style-asian="normal" style:font-size-complex="12pt" style:font-style-complex="normal"/>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b53e6" officeooo:paragraph-rsid="00126573" style:text-blinking="false" fo:background-color="transparent" style:font-size-asian="12pt" style:font-style-asian="normal" style:font-size-complex="12pt" style:font-style-complex="normal"/>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41ec7" officeooo:paragraph-rsid="00141ec7" style:text-blinking="false" fo:background-color="transparent" style:font-size-asian="12pt" style:font-style-asian="normal" style:font-size-complex="12pt" style:font-style-complex="normal"/>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6a42" officeooo:paragraph-rsid="000c6a42" style:text-blinking="false" fo:background-color="transparent" style:font-size-asian="12pt" style:font-style-asian="normal" style:font-size-complex="12pt" style:font-style-complex="normal"/>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6a42" officeooo:paragraph-rsid="000c75bc" style:text-blinking="false" fo:background-color="transparent" style:font-size-asian="12pt" style:font-style-asian="normal" style:font-size-complex="12pt" style:font-style-complex="normal"/>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6a42" officeooo:paragraph-rsid="00112ddc" style:text-blinking="false" fo:background-color="transparent" style:font-size-asian="12pt" style:font-style-asian="normal" style:font-size-complex="12pt" style:font-style-complex="normal"/>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75bc" officeooo:paragraph-rsid="000c75bc" style:text-blinking="false" fo:background-color="transparent" style:font-size-asian="12pt" style:font-style-asian="normal" style:font-size-complex="12pt" style:font-style-complex="normal"/>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75bc" officeooo:paragraph-rsid="000e1e01" style:text-blinking="false" fo:background-color="transparent" style:font-size-asian="12pt" style:font-style-asian="normal" style:font-size-complex="12pt" style:font-style-complex="normal"/>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12ddc" officeooo:paragraph-rsid="00112ddc" style:text-blinking="false" fo:background-color="transparent" style:font-size-asian="12pt" style:font-style-asian="normal" style:font-size-complex="12pt" style:font-style-complex="normal"/>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6efc3" officeooo:paragraph-rsid="0016efc3" style:text-blinking="false" fo:background-color="transparent" style:font-size-asian="12pt" style:font-style-asian="normal" style:font-size-complex="12pt" style:font-style-complex="normal"/>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ff49a" officeooo:paragraph-rsid="001ff49a" style:text-blinking="false" fo:background-color="transparent" style:font-size-asian="12pt" style:font-style-asian="normal" style:font-size-complex="12pt" style:font-style-complex="normal"/>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21148d" officeooo:paragraph-rsid="0021148d" style:text-blinking="false" fo:background-color="transparent" style:font-size-asian="12pt" style:font-style-asian="normal" style:font-size-complex="12pt" style:font-style-complex="normal"/>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b53e6" officeooo:paragraph-rsid="000c6a42" style:text-blinking="false" fo:background-color="transparent" style:font-size-asian="12pt" style:font-style-asian="normal" style:font-weight-asian="bold" style:font-size-complex="12pt" style:font-style-complex="normal" style:font-weight-complex="bold"/>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6a42" officeooo:paragraph-rsid="00112ddc" style:text-blinking="false" fo:background-color="transparent" style:font-size-asian="12pt" style:font-style-asian="normal" style:font-weight-asian="bold" style:font-size-complex="12pt" style:font-style-complex="normal" style:font-weight-complex="bold"/>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73c82" style:text-blinking="false" style:font-size-asian="12pt" style:font-style-asian="normal" style:font-size-complex="12pt" style:font-style-complex="normal"/>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12ddc" style:text-blinking="false" style:font-size-asian="12pt" style:font-style-asian="normal" style:font-size-complex="12pt" style:font-style-complex="normal"/>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b53e6" officeooo:paragraph-rsid="000b53e6" style:text-blinking="false" fo:background-color="transparent" style:font-size-asian="12pt" style:font-style-asian="normal" style:font-weight-asian="bold" style:font-size-complex="12pt" style:font-style-complex="normal" style:font-weight-complex="bold"/>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c6a42" officeooo:paragraph-rsid="000c6a42" style:text-blinking="false" fo:background-color="transparent" style:font-size-asian="12pt" style:font-style-asian="normal" style:font-weight-asian="bold" style:font-size-complex="12pt" style:font-style-complex="normal" style:font-weight-complex="bold"/>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c6a42" officeooo:paragraph-rsid="000e1e01" style:text-blinking="false" fo:background-color="transparent" style:font-size-asian="12pt" style:font-style-asian="normal" style:font-weight-asian="bold" style:font-size-complex="12pt" style:font-style-complex="normal" style:font-weight-complex="bold"/>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0c75bc" style:text-blinking="false" fo:background-color="transparent" style:font-size-asian="12pt" style:font-style-asian="normal" style:font-weight-asian="bold" style:font-size-complex="12pt" style:font-style-complex="normal" style:font-weight-complex="bold"/>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12ddc" style:text-blinking="false" fo:background-color="transparent" style:font-size-asian="12pt" style:font-style-asian="normal" style:font-weight-asian="bold" style:font-size-complex="12pt" style:font-style-complex="normal" style:font-weight-complex="bold"/>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c75bc" officeooo:paragraph-rsid="000c75bc" style:text-blinking="false" fo:background-color="transparent" style:font-size-asian="12pt" style:font-style-asian="normal" style:font-weight-asian="bold" style:font-size-complex="12pt" style:font-style-complex="normal" style:font-weight-complex="bold"/>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c75bc" officeooo:paragraph-rsid="000e1e01" style:text-blinking="false" fo:background-color="transparent" style:font-size-asian="12pt" style:font-style-asian="normal" style:font-weight-asian="bold" style:font-size-complex="12pt" style:font-style-complex="normal" style:font-weight-complex="bold"/>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c75bc" officeooo:paragraph-rsid="00112ddc" style:text-blinking="false" fo:background-color="transparent" style:font-size-asian="12pt" style:font-style-asian="normal" style:font-weight-asian="bold" style:font-size-complex="12pt" style:font-style-complex="normal" style:font-weight-complex="bold"/>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f5a17" officeooo:paragraph-rsid="00112ddc" style:text-blinking="false" fo:background-color="transparent" style:font-size-asian="12pt" style:font-style-asian="normal" style:font-weight-asian="bold" style:font-size-complex="12pt" style:font-style-complex="normal" style:font-weight-complex="bold"/>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112ddc" officeooo:paragraph-rsid="00112ddc" style:text-blinking="false" fo:background-color="transparent" style:font-size-asian="12pt" style:font-style-asian="normal" style:font-weight-asian="bold" style:font-size-complex="12pt" style:font-style-complex="normal" style:font-weight-complex="bold"/>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1674c" style:text-blinking="false" fo:background-color="transparent" style:font-size-asian="12pt" style:font-style-asian="normal" style:font-size-complex="12pt" style:font-style-complex="normal"/>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12ddc" style:text-blinking="false" fo:background-color="transparent" style:font-size-asian="12pt" style:font-style-asian="normal" style:font-size-complex="12pt" style:font-style-complex="normal"/>
    </style:style>
    <style:style style:name="P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c6718" style:text-blinking="false" fo:background-color="transparent" style:font-size-asian="12pt" style:font-style-asian="normal" style:font-size-complex="12pt" style:font-style-complex="normal"/>
    </style:style>
    <style:style style:name="P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style:text-blinking="false" style:font-size-asian="12pt" style:font-style-asian="normal" style:font-size-complex="12pt" style:font-style-complex="normal"/>
    </style:style>
    <style:style style:name="P5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italic" style:text-underline-style="none" fo:font-weight="normal" officeooo:rsid="000c6a42" officeooo:paragraph-rsid="000b53e6" style:text-blinking="false" fo:background-color="transparent" style:font-size-asian="12pt" style:font-style-asian="italic" style:font-weight-asian="normal" style:font-size-complex="12pt" style:font-style-complex="italic" style:font-weight-complex="normal"/>
    </style:style>
    <style:style style:name="P5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italic" style:text-underline-style="none" fo:font-weight="normal" officeooo:rsid="001e1f63" officeooo:paragraph-rsid="001e1f63" style:text-blinking="false" fo:background-color="transparent" style:font-size-asian="12pt" style:font-style-asian="italic" style:font-size-complex="12pt" style:font-style-complex="italic"/>
    </style:style>
    <style:style style:name="P5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italic" style:text-underline-style="none" fo:font-weight="bold" officeooo:rsid="000b53e6" officeooo:paragraph-rsid="000c6a42" style:text-blinking="false" fo:background-color="transparent" style:font-size-asian="12pt" style:font-style-asian="italic" style:font-weight-asian="bold" style:font-size-complex="12pt" style:font-style-complex="italic" style:font-weight-complex="bold"/>
    </style:style>
    <style:style style:name="P58" style:family="paragraph" style:parent-style-name="Text_20_body">
      <style:paragraph-properties fo:margin-top="0in" fo:margin-bottom="0in" loext:contextual-spacing="false" fo:line-height="138%" style:writing-mode="lr-tb"/>
      <style:text-properties officeooo:paragraph-rsid="001b90e2"/>
    </style:style>
    <style:style style:name="P59" style:family="paragraph" style:parent-style-name="Text_20_body">
      <style:paragraph-properties fo:margin-top="0in" fo:margin-bottom="0in" loext:contextual-spacing="false" fo:line-height="138%" style:writing-mode="lr-tb"/>
      <style:text-properties style:font-name="Calibri" fo:font-size="12pt" fo:font-style="normal" style:font-size-asian="12pt" style:font-style-asian="normal" style:font-size-complex="12pt" style:font-style-complex="normal"/>
    </style:style>
    <style:style style:name="P60" style:family="paragraph" style:parent-style-name="Text_20_body">
      <style:paragraph-properties fo:margin-top="0in" fo:margin-bottom="0in" loext:contextual-spacing="false" fo:line-height="138%" style:writing-mode="lr-tb"/>
      <style:text-properties style:font-name="Calibri" fo:font-size="12pt" fo:font-style="normal" officeooo:paragraph-rsid="000b53e6" style:font-size-asian="12pt" style:font-style-asian="normal" style:font-size-complex="12pt" style:font-style-complex="normal"/>
    </style:style>
    <style:style style:name="P61" style:family="paragraph" style:parent-style-name="Text_20_body">
      <style:paragraph-properties fo:margin-top="0in" fo:margin-bottom="0in" loext:contextual-spacing="false" fo:line-height="138%" style:writing-mode="lr-tb"/>
      <style:text-properties style:font-name="Calibri" fo:font-size="12pt" fo:font-style="normal" officeooo:paragraph-rsid="000c75bc" style:font-size-asian="12pt" style:font-style-asian="normal" style:font-size-complex="12pt" style:font-style-complex="normal"/>
    </style:style>
    <style:style style:name="P62" style:family="paragraph" style:parent-style-name="Text_20_body">
      <style:paragraph-properties fo:margin-top="0in" fo:margin-bottom="0in" loext:contextual-spacing="false" fo:line-height="138%" style:writing-mode="lr-tb"/>
      <style:text-properties style:font-name="Calibri" fo:font-size="12pt" fo:font-style="normal" officeooo:paragraph-rsid="00112ddc" style:font-size-asian="12pt" style:font-style-asian="normal" style:font-size-complex="12pt" style:font-style-complex="normal"/>
    </style:style>
    <style:style style:name="P63" style:family="paragraph" style:parent-style-name="Text_20_body">
      <style:paragraph-properties fo:margin-top="0in" fo:margin-bottom="0in" loext:contextual-spacing="false" fo:line-height="138%" style:writing-mode="lr-tb"/>
      <style:text-properties style:font-name="Calibri" fo:font-size="12pt" fo:font-style="normal" officeooo:paragraph-rsid="000e1e01" style:font-size-asian="12pt" style:font-style-asian="normal" style:font-size-complex="12pt" style:font-style-complex="normal"/>
    </style:style>
    <style:style style:name="P64" style:family="paragraph" style:parent-style-name="Text_20_body">
      <style:paragraph-properties fo:margin-top="0in" fo:margin-bottom="0in" loext:contextual-spacing="false" fo:line-height="138%" style:writing-mode="lr-tb"/>
      <style:text-properties style:font-name="Calibri" fo:font-size="12pt" fo:font-style="normal" officeooo:paragraph-rsid="00126573" style:font-size-asian="12pt" style:font-style-asian="normal" style:font-size-complex="12pt" style:font-style-complex="normal"/>
    </style:style>
    <style:style style:name="P65" style:family="paragraph" style:parent-style-name="Text_20_body">
      <style:paragraph-properties fo:margin-top="0in" fo:margin-bottom="0in" loext:contextual-spacing="false" fo:line-height="138%" style:writing-mode="lr-tb"/>
      <style:text-properties style:font-name="Calibri" fo:font-size="12pt" fo:font-style="normal" officeooo:paragraph-rsid="0019f378" style:font-size-asian="12pt" style:font-style-asian="normal" style:font-size-complex="12pt" style:font-style-complex="normal"/>
    </style:style>
    <style:style style:name="P66" style:family="paragraph" style:parent-style-name="Text_20_body">
      <style:paragraph-properties fo:margin-top="0in" fo:margin-bottom="0in" loext:contextual-spacing="false" fo:line-height="138%" style:writing-mode="lr-tb"/>
      <style:text-properties style:font-name="Calibri" fo:font-size="12pt" fo:font-style="normal" officeooo:paragraph-rsid="001b90e2" style:font-size-asian="12pt" style:font-style-asian="normal" style:font-size-complex="12pt" style:font-style-complex="normal"/>
    </style:style>
    <style:style style:name="P67" style:family="paragraph" style:parent-style-name="Text_20_body">
      <style:paragraph-properties fo:margin-top="0in" fo:margin-bottom="0in" loext:contextual-spacing="false" fo:line-height="138%" style:writing-mode="lr-tb"/>
      <style:text-properties style:font-name="Calibri" fo:font-size="12pt" fo:font-style="normal" officeooo:paragraph-rsid="001c6718" style:font-size-asian="12pt" style:font-style-asian="normal" style:font-size-complex="12pt" style:font-style-complex="normal"/>
    </style:style>
    <style:style style:name="P68" style:family="paragraph" style:parent-style-name="Text_20_body">
      <style:paragraph-properties fo:margin-top="0in" fo:margin-bottom="0in" loext:contextual-spacing="false" fo:line-height="138%" style:writing-mode="lr-tb"/>
      <style:text-properties style:font-name="Calibri" fo:font-size="12pt" fo:font-style="normal" officeooo:paragraph-rsid="0014310a" style:font-size-asian="12pt" style:font-style-asian="normal" style:font-size-complex="12pt" style:font-style-complex="normal"/>
    </style:style>
    <style:style style:name="P69" style:family="paragraph" style:parent-style-name="Text_20_body">
      <style:paragraph-properties fo:margin-top="0in" fo:margin-bottom="0in" loext:contextual-spacing="false" fo:line-height="138%" style:writing-mode="lr-tb"/>
      <style:text-properties style:font-name="Calibri" fo:font-size="12pt" fo:font-style="normal" officeooo:rsid="000c6a42" officeooo:paragraph-rsid="00112ddc" style:font-size-asian="12pt" style:font-style-asian="normal" style:font-size-complex="12pt" style:font-style-complex="normal"/>
    </style:style>
    <style:style style:name="P70" style:family="paragraph" style:parent-style-name="Text_20_body">
      <style:paragraph-properties fo:margin-top="0in" fo:margin-bottom="0in" loext:contextual-spacing="false" fo:line-height="138%" style:writing-mode="lr-tb"/>
      <style:text-properties style:font-name="Calibri" fo:font-size="12pt" fo:font-style="normal" officeooo:rsid="001ff49a" officeooo:paragraph-rsid="001ff49a" style:font-size-asian="12pt" style:font-style-asian="normal" style:font-size-complex="12pt" style:font-style-complex="normal"/>
    </style:style>
    <style:style style:name="P71" style:family="paragraph" style:parent-style-name="Text_20_body">
      <style:paragraph-properties fo:margin-top="0in" fo:margin-bottom="0in" loext:contextual-spacing="false" fo:line-height="138%" style:writing-mode="lr-tb"/>
      <style:text-properties style:font-name="Calibri" fo:font-size="12pt" fo:font-style="normal" fo:font-weight="bold" officeooo:rsid="000f5a17" officeooo:paragraph-rsid="00112ddc" style:font-size-asian="12pt" style:font-style-asian="normal" style:font-weight-asian="bold" style:font-size-complex="12pt" style:font-style-complex="normal" style:font-weight-complex="bold"/>
    </style:style>
    <style:style style:name="P72" style:family="paragraph" style:parent-style-name="Text_20_body">
      <style:paragraph-properties fo:margin-top="0in" fo:margin-bottom="0in" loext:contextual-spacing="false" fo:line-height="138%" style:writing-mode="lr-tb"/>
      <style:text-properties style:font-name="Calibri" fo:font-size="12pt" fo:font-style="normal" fo:font-weight="normal" officeooo:rsid="001ff49a" officeooo:paragraph-rsid="001ff49a"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in" fo:margin-bottom="0in" loext:contextual-spacing="false" fo:line-height="138%" style:writing-mode="lr-tb"/>
      <style:text-properties style:font-name="Calibri" fo:font-size="12pt" fo:font-style="normal" fo:font-weight="normal" officeooo:paragraph-rsid="00112ddc"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top="0in" fo:margin-bottom="0in" loext:contextual-spacing="false" fo:line-height="138%" style:writing-mode="lr-tb"/>
      <style:text-properties style:font-name="Calibri" officeooo:paragraph-rsid="001ff49a"/>
    </style:style>
    <style:style style:name="P75" style:family="paragraph" style:parent-style-name="Text_20_body">
      <style:paragraph-properties fo:margin-top="0in" fo:margin-bottom="0in" loext:contextual-spacing="false" fo:line-height="138%" style:writing-mode="lr-tb"/>
      <style:text-properties style:font-name="Calibri" officeooo:paragraph-rsid="00186209"/>
    </style:style>
    <style:style style:name="P76" style:family="paragraph" style:parent-style-name="Text_20_body">
      <style:paragraph-properties fo:margin-top="0in" fo:margin-bottom="0in" loext:contextual-spacing="false" fo:line-height="138%" style:writing-mode="lr-tb"/>
      <style:text-properties style:font-name="Calibri" officeooo:paragraph-rsid="001a5b1f"/>
    </style:style>
    <style:style style:name="P77" style:family="paragraph" style:parent-style-name="Text_20_body">
      <style:paragraph-properties fo:margin-top="0in" fo:margin-bottom="0in" loext:contextual-spacing="false" fo:line-height="138%" style:writing-mode="lr-tb"/>
      <style:text-properties style:font-name="Calibri" officeooo:paragraph-rsid="001b90e2"/>
    </style:style>
    <style:style style:name="P78" style:family="paragraph" style:parent-style-name="Text_20_body">
      <style:paragraph-properties fo:margin-top="0in" fo:margin-bottom="0in" loext:contextual-spacing="false" fo:line-height="138%" style:writing-mode="lr-tb"/>
      <style:text-properties style:font-name="Calibri" officeooo:paragraph-rsid="0021148d"/>
    </style:style>
    <style:style style:name="P79" style:family="paragraph" style:parent-style-name="Text_20_body">
      <style:text-properties fo:font-variant="normal" fo:text-transform="none" fo:color="#000000" style:text-line-through-style="none" style:text-line-through-type="none" style:font-name="Calibri" fo:font-size="12pt" fo:font-style="normal" style:text-underline-style="none" fo:font-weight="normal" officeooo:rsid="00112ddc" officeooo:paragraph-rsid="00112ddc" style:text-blinking="false" fo:background-color="transparent" style:font-size-asian="12pt" style:font-style-asian="normal" style:font-size-complex="12pt" style:font-style-complex="normal"/>
    </style:style>
    <style:style style:name="P80" style:family="paragraph" style:parent-style-name="Text_20_body">
      <style:text-properties style:font-name="Calibri" fo:font-size="12pt" fo:font-style="normal" officeooo:paragraph-rsid="00112ddc" style:font-size-asian="12pt" style:font-style-asian="normal" style:font-size-complex="12pt" style:font-style-complex="normal"/>
    </style:style>
    <style:style style:name="P81" style:family="paragraph" style:parent-style-name="Text_20_body">
      <style:text-properties style:font-name="Calibri" fo:font-size="12pt" fo:font-style="normal" officeooo:paragraph-rsid="00126573" style:font-size-asian="12pt" style:font-style-asian="normal" style:font-size-complex="12pt" style:font-style-complex="normal"/>
    </style:style>
    <style:style style:name="P82" style:family="paragraph" style:parent-style-name="Text_20_body">
      <style:text-properties style:font-name="Calibri" fo:font-size="12pt" fo:font-style="normal" fo:font-weight="bold" officeooo:rsid="000e1e01" officeooo:paragraph-rsid="00112ddc" style:font-size-asian="12pt" style:font-style-asian="normal" style:font-weight-asian="bold" style:font-size-complex="12pt" style:font-style-complex="normal" style:font-weight-complex="bold"/>
    </style:style>
    <style:style style:name="P83" style:family="paragraph" style:parent-style-name="Text_20_body">
      <style:text-properties style:font-name="Calibri" fo:font-size="12pt" fo:font-style="normal" fo:font-weight="bold" officeooo:rsid="00112ddc" officeooo:paragraph-rsid="00112ddc" style:font-size-asian="12pt" style:font-style-asian="normal" style:font-weight-asian="bold" style:font-size-complex="12pt" style:font-style-complex="normal" style:font-weight-complex="bold"/>
    </style:style>
    <style:style style:name="P84" style:family="paragraph" style:parent-style-name="Text_20_body">
      <style:text-properties style:font-name="Calibri" fo:font-size="12pt" fo:font-style="italic" style:font-size-asian="12pt" style:font-style-asian="italic" style:font-size-complex="12pt" style:font-style-complex="italic"/>
    </style:style>
    <style:style style:name="P85" style:family="paragraph" style:parent-style-name="Text_20_body">
      <style:text-properties style:font-name="Calibri" fo:font-style="normal" style:font-style-asian="normal"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b53e6" style:font-weight-asian="bold" style:font-weight-complex="bold"/>
    </style:style>
    <style:style style:name="T4" style:family="text">
      <style:text-properties fo:font-weight="bold" officeooo:rsid="000c6a42" style:font-weight-asian="bold" style:font-weight-complex="bold"/>
    </style:style>
    <style:style style:name="T5" style:family="text">
      <style:text-properties fo:font-weight="bold" officeooo:rsid="000c75bc" style:font-weight-asian="bold" style:font-weight-complex="bold"/>
    </style:style>
    <style:style style:name="T6" style:family="text">
      <style:text-properties fo:font-weight="bold" officeooo:rsid="000e1e01" style:font-weight-asian="bold" style:font-weight-complex="bold"/>
    </style:style>
    <style:style style:name="T7" style:family="text">
      <style:text-properties fo:font-weight="bold" officeooo:rsid="000fd382" style:font-weight-asian="bold" style:font-weight-complex="bold"/>
    </style:style>
    <style:style style:name="T8" style:family="text">
      <style:text-properties fo:font-weight="bold" officeooo:rsid="00112ddc" style:font-weight-asian="bold" style:font-weight-complex="bold"/>
    </style:style>
    <style:style style:name="T9" style:family="text">
      <style:text-properties fo:font-weight="bold" officeooo:rsid="0011674c" style:font-weight-asian="bold" style:font-weight-complex="bold"/>
    </style:style>
    <style:style style:name="T10" style:family="text">
      <style:text-properties fo:font-weight="bold" officeooo:rsid="001260e4" style:font-weight-asian="bold" style:font-weight-complex="bold"/>
    </style:style>
    <style:style style:name="T11" style:family="text">
      <style:text-properties fo:font-weight="bold" officeooo:rsid="00167ac1" style:font-weight-asian="bold" style:font-weight-complex="bold"/>
    </style:style>
    <style:style style:name="T12" style:family="text">
      <style:text-properties fo:font-weight="bold" officeooo:rsid="000c6a42"/>
    </style:style>
    <style:style style:name="T13" style:family="text">
      <style:text-properties fo:font-weight="bold"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15" style:family="text">
      <style:text-properties fo:font-variant="normal" fo:text-transform="none" fo:color="#000000" style:text-line-through-style="none" style:text-line-through-type="none" fo:font-size="12pt" fo:font-style="normal" style:text-underline-style="none" fo:font-weight="bold" officeooo:rsid="001415b7" style:text-blinking="false" fo:background-color="transparent" loext:char-shading-value="0" style:font-size-asian="12pt" style:font-style-asian="normal" style:font-weight-asian="bold" style:font-size-complex="12pt" style:font-style-complex="normal" style:font-weight-complex="bold"/>
    </style:style>
    <style:style style:name="T1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1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18" style:family="text">
      <style:text-properties fo:font-variant="normal" fo:text-transform="none" fo:color="#000000" style:text-line-through-style="none" style:text-line-through-type="none" fo:font-size="12pt" fo:font-style="normal" style:text-underline-style="none" fo:font-weight="normal" officeooo:rsid="001415b7" style:text-blinking="false" fo:background-color="transparent" loext:char-shading-value="0" style:font-size-asian="12pt" style:font-style-asian="normal" style:font-size-complex="12pt" style:font-style-complex="normal"/>
    </style:style>
    <style:style style:name="T19" style:family="text">
      <style:text-properties fo:font-variant="normal" fo:text-transform="none" fo:color="#000000" style:text-line-through-style="none" style:text-line-through-type="none" fo:font-size="12pt" fo:font-style="normal" style:text-underline-style="none" fo:font-weight="normal" officeooo:rsid="0019f378" style:text-blinking="false" fo:background-color="transparent" loext:char-shading-value="0" style:font-size-asian="12pt" style:font-style-asian="normal" style:font-size-complex="12pt" style:font-style-complex="normal"/>
    </style:style>
    <style:style style:name="T20" style:family="text">
      <style:text-properties fo:font-variant="normal" fo:text-transform="none" fo:color="#000000" style:text-line-through-style="none" style:text-line-through-type="none" fo:font-size="12pt" fo:font-style="normal" style:text-underline-style="none" fo:font-weight="normal" officeooo:rsid="0021148d" style:text-blinking="false" fo:background-color="transparent" loext:char-shading-value="0" style:font-size-asian="12pt" style:font-style-asian="normal" style:font-size-complex="12pt" style:font-style-complex="normal"/>
    </style:style>
    <style:style style:name="T2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1ff49a" style:text-blinking="false"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weight-asian="bold" style:font-style-complex="normal" style:font-weight-complex="bold"/>
    </style:style>
    <style:style style:name="T2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style-complex="normal"/>
    </style:style>
    <style:style style:name="T26" style:family="text">
      <style:text-properties fo:font-variant="normal" fo:text-transform="none" fo:color="#000000" style:text-line-through-style="none" style:text-line-through-type="none" fo:font-size="12pt"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fo:font-size="12pt" style:text-underline-style="none" fo:font-weight="normal" officeooo:rsid="001b90e2" style:text-blinking="false" fo:background-color="transparent" loext:char-shading-value="0"/>
    </style:style>
    <style:style style:name="T28" style:family="text">
      <style:text-properties fo:font-variant="normal" fo:text-transform="none" fo:color="#000000" style:text-line-through-style="none" style:text-line-through-type="none" fo:font-size="12pt" style:text-underline-style="none" fo:font-weight="bold" style:text-blinking="false" fo:background-color="transparent" loext:char-shading-value="0" style:font-weight-asian="bold" style:font-weight-complex="bold"/>
    </style:style>
    <style:style style:name="T2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bold" style:font-weight-complex="bold"/>
    </style:style>
    <style:style style:name="T32" style:family="text">
      <style:text-properties fo:font-variant="normal" fo:text-transform="none" fo:color="#000000" style:text-line-through-style="none" style:text-line-through-type="none" style:text-underline-style="none" fo:font-weight="normal" officeooo:rsid="000c6a42" style:text-blinking="false" fo:background-color="transparent" loext:char-shading-value="0" style:font-weight-asian="bold" style:font-weight-complex="bold"/>
    </style:style>
    <style:style style:name="T33" style:family="text">
      <style:text-properties fo:font-variant="normal" fo:text-transform="none" fo:color="#000000" style:text-line-through-style="none" style:text-line-through-type="none" style:text-underline-style="none" fo:font-weight="normal" officeooo:rsid="00112ddc" style:text-blinking="false" fo:background-color="transparent" loext:char-shading-value="0"/>
    </style:style>
    <style:style style:name="T34" style:family="text">
      <style:text-properties fo:font-variant="normal" fo:text-transform="none" fo:color="#000000" style:text-line-through-style="none" style:text-line-through-type="none" style:text-underline-style="none" fo:font-weight="normal" officeooo:rsid="000e1e01" style:text-blinking="false" fo:background-color="transparent" loext:char-shading-value="0"/>
    </style:style>
    <style:style style:name="T35"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text-underline-style="none" fo:font-weight="bold" officeooo:rsid="000c75bc"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style:text-underline-style="none" fo:font-weight="bold" officeooo:rsid="000e1e01"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style:text-underline-style="none" fo:font-weight="bold" officeooo:rsid="000c6a42"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text-underline-style="none" fo:font-weight="bold" officeooo:rsid="000fd382"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text-underline-style="none" fo:font-weight="bold" officeooo:rsid="000f5a17"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style:text-underline-style="none" fo:font-weight="bold" officeooo:rsid="00126573" style:text-blinking="false" fo:background-color="transparent" loext:char-shading-value="0" style:font-weight-asian="bold" style:font-weight-complex="bold"/>
    </style:style>
    <style:style style:name="T42" style:family="text">
      <style:text-properties fo:font-variant="normal" fo:text-transform="none" fo:color="#000000" style:text-line-through-style="none" style:text-line-through-type="none" style:text-underline-style="none" fo:font-weight="bold" officeooo:rsid="00112ddc" style:text-blinking="false" fo:background-color="transparent" loext:char-shading-value="0" style:font-weight-asian="bold" style:font-weight-complex="bold"/>
    </style:style>
    <style:style style:name="T43" style:family="text">
      <style:text-properties fo:font-variant="normal" fo:text-transform="none" fo:color="#000000" style:text-line-through-style="none" style:text-line-through-type="none" style:text-underline-style="none" fo:font-weight="bold" officeooo:rsid="0011674c" style:text-blinking="false" fo:background-color="transparent" loext:char-shading-value="0" style:font-weight-asian="bold" style:font-weight-complex="bold"/>
    </style:style>
    <style:style style:name="T44"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45" style:family="text">
      <style:text-properties fo:font-variant="normal" fo:text-transform="none" fo:color="#000000" style:text-line-through-style="none" style:text-line-through-type="none" style:font-name="Calibri" fo:font-size="12pt" fo:font-style="normal" style:text-underline-style="none" fo:font-weight="normal" officeooo:rsid="0021148d" style:text-blinking="false" fo:background-color="transparent" loext:char-shading-value="0" style:font-size-asian="12pt" style:font-style-asian="normal" style:font-size-complex="12pt" style:font-style-complex="normal"/>
    </style:style>
    <style:style style:name="T46"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style:font-name="Calibri" fo:font-size="12pt" fo:font-style="normal" style:text-underline-style="none" fo:font-weight="normal" officeooo:rsid="001ff49a" style:text-blinking="false"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tyle-asian="normal" style:font-weight-asian="bold" style:font-size-complex="12pt" style:font-style-complex="normal" style:font-weight-complex="bold"/>
    </style:style>
    <style:style style:name="T49"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tyle-asian="normal" style:font-style-complex="normal"/>
    </style:style>
    <style:style style:name="T50" style:family="text">
      <style:text-properties fo:font-variant="normal" fo:text-transform="none" fo:color="#000000" style:text-line-through-style="none" style:text-line-through-type="none" style:font-name="Calibri" fo:font-size="12pt" fo:font-style="normal" style:text-underline-style="none" fo:font-weight="normal" officeooo:rsid="001b90e2" style:text-blinking="false" fo:background-color="transparent" loext:char-shading-value="0" style:font-style-asian="normal" style:font-style-complex="normal"/>
    </style:style>
    <style:style style:name="T51" style:family="text">
      <style:text-properties fo:font-variant="normal" fo:text-transform="none" fo:color="#000000" style:text-line-through-style="none" style:text-line-through-type="none" style:font-name="Calibri" fo:font-size="12pt" fo:font-style="normal" style:text-underline-style="none" fo:font-weight="normal" officeooo:rsid="001b90e2" style:text-blinking="false" fo:background-color="transparent" loext:char-shading-value="0" style:font-style-asian="normal" style:font-weight-asian="normal" style:font-style-complex="normal" style:font-weight-complex="normal"/>
    </style:style>
    <style:style style:name="T52"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tyle-asian="normal" style:font-weight-asian="bold" style:font-style-complex="normal" style:font-weight-complex="bold"/>
    </style:style>
    <style:style style:name="T53"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54"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55" style:family="text">
      <style:text-properties fo:font-variant="normal" fo:text-transform="none" fo:color="#000000" style:text-line-through-style="none" style:text-line-through-type="none" style:font-name="Calibri" fo:font-size="12pt" fo:font-style="normal" style:text-underline-style="none" fo:font-weight="bold" officeooo:rsid="001b90e2" style:text-blinking="false" fo:background-color="transparent" loext:char-shading-value="0" style:font-style-asian="normal" style:font-weight-asian="bold" style:font-style-complex="normal" style:font-weight-complex="bold"/>
    </style:style>
    <style:style style:name="T56" style:family="text">
      <style:text-properties style:font-weight-asian="bold" style:font-weight-complex="bold"/>
    </style:style>
    <style:style style:name="T57" style:family="text">
      <style:text-properties officeooo:rsid="000c6a42" style:font-weight-asian="bold" style:font-weight-complex="bold"/>
    </style:style>
    <style:style style:name="T58" style:family="text">
      <style:text-properties officeooo:rsid="001c6718" style:font-weight-asian="bold" style:font-weight-complex="bold"/>
    </style:style>
    <style:style style:name="T59" style:family="text">
      <style:text-properties officeooo:rsid="000c6a42"/>
    </style:style>
    <style:style style:name="T60" style:family="text">
      <style:text-properties fo:font-weight="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officeooo:rsid="000c75bc"/>
    </style:style>
    <style:style style:name="T64" style:family="text">
      <style:text-properties officeooo:rsid="000e1e01"/>
    </style:style>
    <style:style style:name="T65" style:family="text">
      <style:text-properties style:font-weight-asian="normal" style:font-weight-complex="normal"/>
    </style:style>
    <style:style style:name="T66" style:family="text">
      <style:text-properties officeooo:rsid="00167ac1" style:font-weight-asian="normal" style:font-weight-complex="normal"/>
    </style:style>
    <style:style style:name="T67" style:family="text">
      <style:text-properties officeooo:rsid="00126573"/>
    </style:style>
    <style:style style:name="T68" style:family="text">
      <style:text-properties fo:font-size="12pt" fo:font-weight="bold" fo:background-color="transparent" loext:char-shading-value="0" style:font-size-asian="12pt" style:font-weight-asian="bold" style:font-size-complex="12pt" style:font-weight-complex="bold"/>
    </style:style>
    <style:style style:name="T69" style:family="text">
      <style:text-properties fo:font-size="12pt" fo:font-weight="bold" officeooo:rsid="001b90e2" fo:background-color="transparent" loext:char-shading-value="0" style:font-size-asian="12pt" style:font-weight-asian="bold" style:font-size-complex="12pt" style:font-weight-complex="bold"/>
    </style:style>
    <style:style style:name="T70" style:family="text">
      <style:text-properties fo:font-size="12pt" fo:background-color="transparent" loext:char-shading-value="0" style:font-size-asian="12pt" style:font-size-complex="12pt"/>
    </style:style>
    <style:style style:name="T71" style:family="text">
      <style:text-properties fo:font-size="12pt" officeooo:rsid="001b90e2" fo:background-color="transparent" loext:char-shading-value="0" style:font-size-asian="12pt" style:font-size-complex="12pt"/>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fo:font-style="normal" officeooo:rsid="0021148d" style:font-size-asian="12pt" style:font-style-asian="normal" style:font-size-complex="12pt" style:font-style-complex="normal"/>
    </style:style>
    <style:style style:name="T74" style:family="text">
      <style:text-properties officeooo:rsid="0015f11c"/>
    </style:style>
    <style:style style:name="T75" style:family="text">
      <style:text-properties officeooo:rsid="00167ac1"/>
    </style:style>
    <style:style style:name="T76" style:family="text">
      <style:text-properties fo:background-color="transparent" loext:char-shading-value="0"/>
    </style:style>
    <style:style style:name="T77" style:family="text">
      <style:text-properties fo:background-color="transparent" loext:char-shading-value="0" style:font-weight-asian="bold" style:font-weight-complex="bold"/>
    </style:style>
    <style:style style:name="T78" style:family="text">
      <style:text-properties officeooo:rsid="00112ddc" fo:background-color="transparent" loext:char-shading-value="0" style:font-weight-asian="bold" style:font-weight-complex="bold"/>
    </style:style>
    <style:style style:name="T79" style:family="text">
      <style:text-properties officeooo:rsid="001b90e2" fo:background-color="transparent" loext:char-shading-value="0"/>
    </style:style>
    <style:style style:name="T80" style:family="text">
      <style:text-properties officeooo:rsid="0021148d" fo:background-color="transparent" loext:char-shading-value="0"/>
    </style:style>
    <style:style style:name="T81" style:family="text">
      <style:text-properties officeooo:rsid="0016efc3"/>
    </style:style>
    <style:style style:name="T82" style:family="text">
      <style:text-properties officeooo:rsid="00173c82"/>
    </style:style>
    <style:style style:name="T83" style:family="text">
      <style:text-properties style:font-name="Calibri" fo:font-size="12pt" fo:font-style="normal" style:font-size-asian="12pt" style:font-style-asian="normal" style:font-size-complex="12pt" style:font-style-complex="normal"/>
    </style:style>
    <style:style style:name="T84" style:family="text">
      <style:text-properties style:font-name="Calibri" fo:font-size="12pt" fo:font-style="normal" officeooo:rsid="0021148d" style:font-size-asian="12pt" style:font-style-asian="normal" style:font-size-complex="12pt" style:font-style-complex="normal"/>
    </style:style>
    <style:style style:name="T85" style:family="text">
      <style:text-properties officeooo:rsid="001e1f63"/>
    </style:style>
    <style:style style:name="T86" style:family="text">
      <style:text-properties officeooo:rsid="001ff49a"/>
    </style:style>
    <style:style style:name="T87" style:family="text">
      <style:text-properties officeooo:rsid="000b53e6"/>
    </style:style>
    <style:style style:name="T88" style:family="text">
      <style:text-properties officeooo:rsid="0021148d"/>
    </style:style>
    <style:style style:name="T89" style:family="text">
      <style:text-properties officeooo:rsid="0011674c"/>
    </style:style>
    <style:style style:name="T90" style:family="text">
      <style:text-properties officeooo:rsid="0022838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andidate #<text:span text:style-name="T90">4</text:span></text:p>
      <text:p text:style-name="P55">NOTE : These are actual answers given by the interviewee and haven't been edited. Please note that the comments by the interviewer are in italics while the questions asked by the interviewer are in bold.</text:p>
      <text:p text:style-name="P57"/>
      <text:p text:style-name="P36"><text:span text:style-name="T1">Do you want th</text:span><text:span text:style-name="T12">e details of this survey </text:span><text:span text:style-name="T1">to be kept anonymous</text:span> ? No <text:span text:style-name="T86">(except age)</text:span></text:p>
      <text:p text:style-name="P41"/>
      <text:p text:style-name="P41">DEMOGRAPHIC DETAILS </text:p>
      <text:p text:style-name="P43"/>
      <text:p text:style-name="P16"><text:span text:style-name="T3">Gender</text:span><text:span text:style-name="T87"> : Male</text:span></text:p>
      <text:p text:style-name="P25"><text:span text:style-name="T2">Are you a student ? </text:span>Yes</text:p>
      <text:p text:style-name="P25"><text:span text:style-name="T2">Are you a part of any minority or underrepresented group in FOSS ? This could be related to gender, race, ethnicities, disability or sexual orientations. If so, which</text:span> <text:s/>: <text:span text:style-name="T88">Yes, African</text:span></text:p>
      <text:p text:style-name="P25"/>
      <text:p text:style-name="P15"><text:span text:style-name="T2">Current Country of Residence</text:span> : <text:span text:style-name="T75">USA</text:span></text:p>
      <text:p text:style-name="P25"><text:span text:style-name="T2">Country you have been based </text:span><text:span text:style-name="T4">out of </text:span><text:span text:style-name="T2">during most of your FOSS contributions</text:span> : <text:span text:style-name="T75">USA</text:span></text:p>
      <text:p text:style-name="P40"/>
      <text:p text:style-name="P16"><text:span text:style-name="T3">Name of the FOSS </text:span><text:span text:style-name="T2">Organization</text:span><text:span text:style-name="T3">s/ Projects </text:span><text:span text:style-name="T4">you have been </text:span><text:span text:style-name="T3">involved with </text:span><text:span text:style-name="T4">(Current and Past)</text:span> : </text:p>
      <text:p text:style-name="P70">None</text:p>
      <text:p text:style-name="P16"/>
      <text:p text:style-name="P17"><text:span text:style-name="T3">Name of the FOSS Communities/ Hackerspaces </text:span><text:span text:style-name="T4">you have been</text:span><text:span text:style-name="T3"> involved with </text:span><text:span text:style-name="T4">(Current and Past) </text:span><text:span text:style-name="T3">: </text:span></text:p>
      <text:p text:style-name="P11">FOSS@MAGIC (RIT FOSS program), RIT Linux Users Group (RITlug)</text:p>
      <text:p text:style-name="P10"/>
      <text:p text:style-name="P51"><text:span text:style-name="T56">Are you involved in any initiative to promote diversity in your organization and/or community ? </text:span><text:span text:style-name="T61"><text:s/></text:span></text:p>
      <text:p text:style-name="P74"><text:span text:style-name="T22">FOSS MAGIC is</text:span><text:span text:style-name="T65"> continuously trying to figure out how we can improve diversity, such as having a collaborative merge with diverse organizations on workshops.</text:span></text:p>
      <text:p text:style-name="P41"/>
      <text:p text:style-name="P27"><text:span text:style-name="T2">FOSS INVOLVEMENT DETAILS</text:span> </text:p>
      <text:p text:style-name="P41"/>
      <text:p text:style-name="P41">Please answer each question once for every FOSS Organization/ Project/ Community/ Hackerspace you have been involved with</text:p>
      <text:p text:style-name="P27"/>
      <text:p text:style-name="P24"><text:span text:style-name="T4">1. </text:span><text:span text:style-name="T3">Since when </text:span><text:span text:style-name="T2">have you been contributing to FOSS </text:span><text:span text:style-name="T3">projects</text:span> <text:span text:style-name="T2">?</text:span></text:p>
      <text:p text:style-name="P24"><text:span text:style-name="T11">General Involvement</text:span><text:span text:style-name="T66"> : since 2013</text:span></text:p>
      <text:p text:style-name="P38"><text:soft-page-break/><text:span text:style-name="T13">FOSS@MAGIC:</text:span><text:span text:style-name="T76"> September 2015</text:span></text:p>
      <text:p text:style-name="P23"/>
      <text:p text:style-name="P43"><text:span text:style-name="T59">2. </text:span>Which roles do you contribute to ?</text:p>
      <text:p text:style-name="P75"><text:span text:style-name="T14">FOSS@MAGIC</text:span><text:span text:style-name="T17">: </text:span>LearnIt and FIRSTMastery </text:p>
      <text:p text:style-name="P2"/>
      <text:p text:style-name="P43"><text:span text:style-name="T59">3. </text:span>Are you a part of the leadership at the organization ? <text:span text:style-name="T63">If so, please specify your position</text:span></text:p>
      <text:p text:style-name="P75"><text:span text:style-name="T14">FOSS @ MAGIC: </text:span><text:span text:style-name="T23">No - No leadership positions</text:span></text:p>
      <text:p text:style-name="P75"><text:span text:style-name="T23"/></text:p>
      <text:p text:style-name="P18"><text:span text:style-name="T5">4. </text:span><text:span text:style-name="T2">Are <text:s/>your contributions to the organization in technical roles or non technical roles ?</text:span></text:p>
      <text:p text:style-name="P7"><text:span text:style-name="T2">FOSS Magic:</text:span> <text:span text:style-name="T86">T</text:span>echnical<text:line-break/></text:p>
      <text:p text:style-name="P30"><text:span text:style-name="T2">5.</text:span> <text:span text:style-name="T2">Are you employed or monetarily compensated or reimunerated by the organization for your contributions ? Please do not include any travel or lodging reimbursements received for attending events related to/ for the organization.</text:span></text:p>
      <text:p text:style-name="P7"><text:span text:style-name="T15">FOSS Magic:</text:span><text:span text:style-name="T18"> N</text:span><text:span text:style-name="T19">o</text:span><text:span text:style-name="T18"><text:line-break/></text:span></text:p>
      <text:p text:style-name="P46">DIVERSITY IN FOSS ORGANIZATIONS RELATED QUESTIONS</text:p>
      <text:p text:style-name="P30"/>
      <text:p text:style-name="P28"><text:span text:style-name="T2">If you are involved with multiple FOSS </text:span><text:span text:style-name="T5">O</text:span><text:span text:style-name="T2">rganization</text:span><text:span text:style-name="T5">s/</text:span><text:span text:style-name="T2"> </text:span><text:span text:style-name="T5">P</text:span><text:span text:style-name="T2">roject</text:span><text:span text:style-name="T5">s/</text:span><text:span text:style-name="T2"> </text:span><text:span text:style-name="T5">C</text:span><text:span text:style-name="T2">ommunit</text:span><text:span text:style-name="T5">ies/ Hackerspaces</text:span><text:span text:style-name="T2">,</text:span><text:span text:style-name="T56"> <text:s/></text:span><text:span text:style-name="T5">p</text:span><text:span text:style-name="T2">lease answer each question once for every FOSS Organization/ Project/ Community/ Hackerspace you have been involved with</text:span></text:p>
      <text:p text:style-name="P60"><text:span text:style-name="T36">To answer, give</text:span><text:span text:style-name="T35"> ratings </text:span><text:span text:style-name="T36">based on the rating scale provided below and</text:span><text:span text:style-name="T35"> please answer </text:span><text:span text:style-name="T36">in one or two lines about</text:span><text:span text:style-name="T35"> </text:span><text:span text:style-name="T36">your reason behind giving the specific rating</text:span><text:span text:style-name="T35">. The following questions should be answered in a 6 pt </text:span><text:span text:style-name="T36">rating </text:span><text:span text:style-name="T35">scale </text:span><text:span text:style-name="T36">as follows :</text:span></text:p>
      <text:p text:style-name="P61"><text:span text:style-name="T35"><text:s/>where 1 </text:span><text:span text:style-name="T36">corresponds to</text:span><text:span text:style-name="T35"> “Strongly Disagree”, <text:s/>2 </text:span><text:span text:style-name="T36">correspond</text:span><text:span text:style-name="T35">s </text:span><text:span text:style-name="T36">to </text:span><text:span text:style-name="T35">“Disagree”,</text:span><text:span text:style-name="T31"> </text:span><text:span text:style-name="T35">3 </text:span><text:span text:style-name="T36">correspond</text:span><text:span text:style-name="T35">s </text:span><text:span text:style-name="T36">to </text:span><text:span text:style-name="T35">“Somewhat Disagree”, <text:s/>4 </text:span><text:span text:style-name="T36">corresponds to</text:span><text:span text:style-name="T35"> “Somewhat Agree”, 5 </text:span><text:span text:style-name="T36">correspond</text:span><text:span text:style-name="T35">s </text:span><text:span text:style-name="T36">to </text:span><text:span text:style-name="T35">“Agree” and </text:span><text:span text:style-name="T36">6 corresponds to</text:span><text:span text:style-name="T35"> “Strongly Agree”</text:span></text:p>
      <text:p text:style-name="P44"/>
      <text:p text:style-name="P43">1. Do you believe that the organization is committed to supporting a culture of inclusion ?</text:p>
      <text:p text:style-name="P6"><text:span text:style-name="T29">N/A</text:span></text:p>
      <text:p text:style-name="P5"><text:span text:style-name="T35">2. Do you believe that the organization would take action to correct violations of diversity policy ?</text:span></text:p>
      <text:p text:style-name="P13">N/A</text:p>
      <text:p text:style-name="P14"><text:span text:style-name="T2">3. Do you believe that organization recognizes contributor efforts to foster a culture of inclusion</text:span> <text:span text:style-name="T2">?</text:span></text:p>
      <text:p text:style-name="P34"><text:soft-page-break/>N/A</text:p>
      <text:p text:style-name="P59"><text:span text:style-name="T35">4. Do you believe that the organization can resolve contributor conflicts related to diversity issues ?</text:span><text:span text:style-name="T30"> </text:span></text:p>
      <text:p text:style-name="P70"><text:span text:style-name="T62">N/A</text:span></text:p>
      <text:p text:style-name="P59"><text:span text:style-name="T35">5. Does </text:span><text:span text:style-name="T37">the</text:span><text:span text:style-name="T35"> organization have diverse representatives in leadership roles?</text:span></text:p>
      <text:p text:style-name="P70"><text:span text:style-name="T30">N/A</text:span></text:p>
      <text:p text:style-name="P65"><text:span text:style-name="T35">6. Is the atmosphere in the organization friendly towards minorities ?</text:span></text:p>
      <text:p text:style-name="P72"><text:span text:style-name="T29">N/A</text:span></text:p>
      <text:p text:style-name="P62"><text:span text:style-name="T35">7.Have there been instances of conflicts with minority groups ? How have they been resolved ?</text:span></text:p>
      <text:p text:style-name="P72"><text:span text:style-name="T29">N/A</text:span></text:p>
      <text:p text:style-name="P54"><text:span text:style-name="T78">8</text:span><text:span text:style-name="T77">. Does the organization have any active initiatives related to promoting diversity ? If so, please name these</text:span></text:p>
      <text:p text:style-name="P70"><text:span text:style-name="T76">N/A</text:span></text:p>
      <text:p text:style-name="P70"><text:span text:style-name="T76"/></text:p>
      <text:p text:style-name="P47">DIVERSITY IN FOSS ORGANIZATIONS RELATED QUESTIONS</text:p>
      <text:p text:style-name="P31"/>
      <text:p text:style-name="P19"><text:span text:style-name="T4">If you are involved with multiple FOSS </text:span><text:span text:style-name="T5">O</text:span><text:span text:style-name="T4">rganization</text:span><text:span text:style-name="T5">s/</text:span><text:span text:style-name="T4"> </text:span><text:span text:style-name="T5">P</text:span><text:span text:style-name="T4">roject</text:span><text:span text:style-name="T5">s/</text:span><text:span text:style-name="T4"> </text:span><text:span text:style-name="T5">C</text:span><text:span text:style-name="T4">ommunit</text:span><text:span text:style-name="T5">ies/ Hackerspaces</text:span><text:span text:style-name="T4">,</text:span><text:span text:style-name="T57"> <text:s/></text:span><text:span text:style-name="T5">p</text:span><text:span text:style-name="T4">lease answer each question once for every FOSS Organization/ Project/ Community/ Hackerspace you have been involved with. </text:span></text:p>
      <text:p text:style-name="P42"/>
      <text:p text:style-name="P63"><text:span text:style-name="T36">To answer, give</text:span><text:span text:style-name="T35"> ratings </text:span><text:span text:style-name="T36">based on the rating scale provided below and</text:span><text:span text:style-name="T35"> please answer </text:span><text:span text:style-name="T36">in one or two lines about</text:span><text:span text:style-name="T35"> </text:span><text:span text:style-name="T36">your reason behind giving the specific rating</text:span><text:span text:style-name="T35">. The following questions should be answered in a 6 pt </text:span><text:span text:style-name="T36">rating </text:span><text:span text:style-name="T35">scale </text:span><text:span text:style-name="T36">as follows :</text:span></text:p>
      <text:p text:style-name="P63"><text:span text:style-name="T35"><text:s/>where 1 </text:span><text:span text:style-name="T36">corresponds to</text:span><text:span text:style-name="T35"> “Strongly Disagree”, <text:s/>2 </text:span><text:span text:style-name="T36">correspond</text:span><text:span text:style-name="T35">s </text:span><text:span text:style-name="T36">to </text:span><text:span text:style-name="T35">“Disagree”,</text:span><text:span text:style-name="T31"> </text:span><text:span text:style-name="T35">3 </text:span><text:span text:style-name="T36">correspond</text:span><text:span text:style-name="T35">s </text:span><text:span text:style-name="T36">to </text:span><text:span text:style-name="T35">“Somewhat Disagree”, <text:s/>4 </text:span><text:span text:style-name="T36">corresponds to</text:span><text:span text:style-name="T35"> “Somewhat Agree”, 5 </text:span><text:span text:style-name="T36">correspond</text:span><text:span text:style-name="T35">s </text:span><text:span text:style-name="T36">to </text:span><text:span text:style-name="T35">“Agree” and </text:span><text:span text:style-name="T36">6 corresponds to</text:span><text:span text:style-name="T35"> “Strongly Agree”</text:span></text:p>
      <text:p text:style-name="P43"/>
      <text:p text:style-name="P59"><text:span text:style-name="T35">1. Do you believe that </text:span><text:span text:style-name="T37">the</text:span><text:span text:style-name="T35"> </text:span><text:span text:style-name="T37">FOSS </text:span><text:span text:style-name="T35">community </text:span><text:span text:style-name="T37">you are involved with </text:span><text:span text:style-name="T35">is committed to supporting a culture of inclusion ? </text:span></text:p>
      <text:p text:style-name="P76"><text:bookmark text:name="docs-internal-guid-7051ce1f-7745-5deb-9e0f-41c54fed0d4d"/><text:span text:style-name="T14">FOSS@MAGIC:</text:span><text:span text:style-name="T17"> </text:span><text:span text:style-name="T76">6, The FOSSBox which is the meeting place for the FOSS@MAGIC group invites all to join. It's an open environment for collaboration with no exclusion.</text:span></text:p>
      <text:p text:style-name="P59"><text:span text:style-name="T35">2. Do you believe that </text:span><text:span text:style-name="T37">the FOSS</text:span><text:span text:style-name="T35"> community </text:span><text:span text:style-name="T37">you are involved with</text:span><text:span text:style-name="T35"> would take action to correct violations of diversity policy ? </text:span></text:p>
      <text:p text:style-name="P76"><text:bookmark text:name="docs-internal-guid-7051ce1f-7745-96e4-4c9e-417230c56826"/><text:span text:style-name="T14">FOSS@MAGIC:</text:span><text:span text:style-name="T21"> </text:span><text:span text:style-name="T62">6, Yes, I think the faculty in charge would take the correct action when needed.</text:span></text:p>
      <text:p text:style-name="P4"><text:soft-page-break/></text:p>
      <text:p text:style-name="P43">3. Do you believe that <text:span text:style-name="T64">the FOSS</text:span> community <text:span text:style-name="T64">you are involved with</text:span> recognizes contributor efforts to foster a culture of inclusion ? </text:p>
      <text:p text:style-name="P76"><text:bookmark text:name="docs-internal-guid-7051ce1f-7745-cb41-891e-ac14f999f3ff"/><text:span text:style-name="T14">FOSS @ MAGIC: </text:span><text:span text:style-name="T23">6, Yes, A good amount of the time I am there, there is open discusions about welcomeness in the open source community.</text:span></text:p>
      <text:p text:style-name="P76"><text:span text:style-name="T23"/></text:p>
      <text:p text:style-name="P59"><text:span text:style-name="T35">4. Do you believe that </text:span><text:span text:style-name="T37">the</text:span><text:span text:style-name="T35"> </text:span><text:span text:style-name="T37">FOSS </text:span><text:span text:style-name="T35">community </text:span><text:span text:style-name="T37">you are involved with </text:span><text:span text:style-name="T35">can resolve contributor conflicts related to diversity issues ?</text:span><text:span text:style-name="T30"> </text:span></text:p>
      <text:p text:style-name="P76"><text:bookmark text:name="docs-internal-guid-7051ce1f-7746-10ce-39fa-2a63a47b09c2"/><text:span text:style-name="T14">FOSS@MAGIC:</text:span><text:span text:style-name="T17"> </text:span><text:span text:style-name="T76">6, Yeah, I think the FOSS@MAGIC group is always eager to address any diversity issues relating to contributions.</text:span></text:p>
      <text:p text:style-name="P4"/>
      <text:p text:style-name="P14"><text:span text:style-name="T2">5. Does </text:span><text:span text:style-name="T6">the FOSS community you are involved with</text:span><text:span text:style-name="T2"> have diverse representatives in leadership roles</text:span>?</text:p>
      <text:p text:style-name="P76"><text:bookmark text:name="docs-internal-guid-7051ce1f-7746-5322-0812-a1a05998e64a"/><text:span text:style-name="T14">FOSS@MAGIC: </text:span><text:span text:style-name="T62">3, The FOSS Captain is not determined by election.</text:span></text:p>
      <text:p text:style-name="P1"/>
      <text:p text:style-name="P45">6. Is the atmosphere in the organization friendly towards minorities ? </text:p>
      <text:p text:style-name="P76"><text:bookmark text:name="docs-internal-guid-7051ce1f-7746-8d4d-d2c3-f3c92d6c3c92"/><text:span text:style-name="T14">FOSS@MAGIC: </text:span><text:span text:style-name="T62">5, There is room for improvement and I do think the FOSS@MAGIC group is trying to address that.</text:span></text:p>
      <text:p text:style-name="P3"/>
      <text:p text:style-name="P45">7.Have there been instances of conflicts with minority groups ? How have they been resolved ?</text:p>
      <text:p text:style-name="P76"><text:bookmark text:name="docs-internal-guid-7051ce1f-7746-c303-9078-d9392d1f4a0f"/><text:span text:style-name="T14">FOSS@MAGIC: </text:span><text:span text:style-name="T62">6, None that I am aware of.</text:span></text:p>
      <text:p text:style-name="P59"><text:span text:style-name="T33"/></text:p>
      <text:p text:style-name="P59"><text:span text:style-name="T33">8</text:span><text:span text:style-name="T34">.</text:span><text:span text:style-name="T35"> Does the </text:span><text:span text:style-name="T37">FOSS community you are involved with</text:span><text:span text:style-name="T35"> have any active initiatives related to promoting diversity ? If so, please name these</text:span></text:p>
      <text:p text:style-name="P76"><text:bookmark text:name="docs-internal-guid-7051ce1f-7747-0174-a55a-9cee279db5fb"/><text:span text:style-name="T14">FOSS@MAGIC: </text:span><text:span text:style-name="T62">6, I think the mission of everyone in the FOSS@MAGIC group is to promote diversity.</text:span></text:p>
      <text:p text:style-name="P4"/>
      <text:p text:style-name="P82">MENTORSHIP IN FOSS PROJECTS/ COMMUNITIES RELATED QUESTIONS</text:p>
      <text:p text:style-name="P37"/>
      <text:p text:style-name="P62"><text:span text:style-name="T38">If you are involved with FOSS </text:span><text:span text:style-name="T36">O</text:span><text:span text:style-name="T38">rganization</text:span><text:span text:style-name="T36">s/</text:span><text:span text:style-name="T38"> </text:span><text:span text:style-name="T36">P</text:span><text:span text:style-name="T38">roject</text:span><text:span text:style-name="T36">s/</text:span><text:span text:style-name="T38"> </text:span><text:span text:style-name="T36">C</text:span><text:span text:style-name="T38">ommunit</text:span><text:span text:style-name="T36">ies/ Hackerspaces,</text:span><text:span text:style-name="T32"> <text:s/></text:span><text:span text:style-name="T36">p</text:span><text:span text:style-name="T38">lease </text:span><text:span text:style-name="T39">select a mentor from each organization and</text:span><text:span text:style-name="T38"> answer each </text:span><text:span text:style-name="T40">of these </text:span><text:span text:style-name="T38">question</text:span><text:span text:style-name="T40">s</text:span><text:span text:style-name="T38"> once for every </text:span><text:span text:style-name="T40">mentor. <text:s/></text:span><text:span text:style-name="T39">If no mentorship is available, please select N/A.</text:span></text:p>
      <text:p text:style-name="P49"/>
      <text:p text:style-name="P49">Here mentor refers to an individual who is :</text:p>
      <text:p text:style-name="P69"><text:span text:style-name="T40">1. Officialy appointed to act as a guide and facilitate your involvement while contributing to the </text:span><text:soft-page-break/><text:span text:style-name="T40">FOSS Organization/ Community</text:span></text:p>
      <text:p text:style-name="P49">2. Team Leader to the immediate team or group you are a part of in the FOSS Organization/ Community</text:p>
      <text:p text:style-name="P49">3. A member of the Organization/ Community whom you perceive to be as your guide <text:s/>while contributing to the FOSS Organization/ Community and who <text:s/>facilitate your involvement with the <text:s/>FOSS Organization/ Community</text:p>
      <text:p text:style-name="P29"/>
      <text:p text:style-name="P62"><text:span text:style-name="T36">To answer, give</text:span><text:span text:style-name="T35"> ratings </text:span><text:span text:style-name="T36">based on the rating scale provided along with the questions and</text:span><text:span text:style-name="T35"> please answer </text:span><text:span text:style-name="T36">in one or two lines about</text:span><text:span text:style-name="T35"> </text:span><text:span text:style-name="T36">your reason behind giving the specific rating</text:span><text:span text:style-name="T35">. The following questions should be answered in a 6 pt </text:span><text:span text:style-name="T36">rating </text:span><text:span text:style-name="T35">scale </text:span><text:span text:style-name="T36">as follows</text:span><text:span text:style-name="T35"> where :</text:span></text:p>
      <text:p text:style-name="P62"><text:span text:style-name="T35">1 </text:span><text:span text:style-name="T40">corresponds to</text:span><text:span text:style-name="T35"> </text:span><text:span text:style-name="T40">'</text:span><text:span text:style-name="T35">Will refuse to work with someone</text:span><text:span text:style-name="T40">' <text:s/>, 2 corresponds to “Extremely Uncomfortable, but can work together if required by the Organization” , 3 corresponds to “Mildly uncomfortable Always” , 4 corresponds to “Somewhat Comfortable, but I am willing to ignore the feeling”, </text:span></text:p>
      <text:p text:style-name="P49">5 corresponds to “Mostly comfortable, unless some particular incident takes place” , </text:p>
      <text:p text:style-name="P49">6 corresponds to “Completely natural, Doesn't affect me at all”</text:p>
      <text:p text:style-name="P62"/>
      <text:p text:style-name="P71">1. Please provide a breif description of your relationship with your mentors (whether of Type 1, Type 2, Type 3 as defined in the definition of mentor) and the organization they are involved with.</text:p>
      <text:p text:style-name="P9"><text:span text:style-name="T72">Mentor 1 – Type</text:span><text:span text:style-name="T73"> 2 - </text:span><text:span text:style-name="T72">FOSS@Magic Faculty </text:span></text:p>
      <text:p text:style-name="P9">Mentor 2 – <text:span text:style-name="T88">Type 2 </text:span>FOSS@Magic Faculty</text:p>
      <text:p text:style-name="P73"/>
      <text:p text:style-name="P26"/>
      <text:p text:style-name="P62"><text:span text:style-name="T39">2</text:span><text:span text:style-name="T35">. Does your mentor provide you with strategies to help me interact with contributors who are different than you ? The following questions should be answered in a 6 pt </text:span><text:span text:style-name="T36">rating </text:span><text:span text:style-name="T35">scale </text:span><text:span text:style-name="T36">as follows</text:span></text:p>
      <text:p text:style-name="P62"><text:span text:style-name="T35"><text:s/>where 1 </text:span><text:span text:style-name="T36">corresponds to</text:span><text:span text:style-name="T35"> “</text:span><text:span text:style-name="T39">Always</text:span><text:span text:style-name="T35">”, <text:s/>2 </text:span><text:span text:style-name="T36">correspond</text:span><text:span text:style-name="T35">s </text:span><text:span text:style-name="T36">to </text:span><text:span text:style-name="T35">“</text:span><text:span text:style-name="T39">Often</text:span><text:span text:style-name="T35">”,</text:span><text:span text:style-name="T31"> </text:span><text:span text:style-name="T35">3 </text:span><text:span text:style-name="T36">correspond</text:span><text:span text:style-name="T35">s </text:span><text:span text:style-name="T36">to </text:span><text:span text:style-name="T35">“</text:span><text:span text:style-name="T39">Occasionaly, if the situation demands</text:span><text:span text:style-name="T35">”, <text:s/>4 </text:span><text:span text:style-name="T36">corresponds to</text:span><text:span text:style-name="T35"> “</text:span><text:span text:style-name="T39">Rarely</text:span><text:span text:style-name="T35">”, 5 </text:span><text:span text:style-name="T36">correspond</text:span><text:span text:style-name="T35">s </text:span><text:span text:style-name="T36">to </text:span><text:span text:style-name="T35">“</text:span><text:span text:style-name="T39">Rarely, but only if I ask</text:span><text:span text:style-name="T35">” and </text:span><text:span text:style-name="T36">6 corresponds to</text:span><text:span text:style-name="T35"> “</text:span><text:span text:style-name="T39">Never</text:span><text:span text:style-name="T35">”</text:span></text:p>
      <text:p text:style-name="P8"><text:span text:style-name="T72">Mentor 1 </text:span><text:span text:style-name="T73">1</text:span><text:span text:style-name="T72"> Yes, he's given me advice on trying to get others to get involve. </text:span></text:p>
      <text:p text:style-name="P8">Mentor 2 <text:span text:style-name="T88">1</text:span>, Yes, he too has given me advice on reaching out to other people with similar interest in my projects and how I can get them to help out. </text:p>
      <text:p text:style-name="P62"/>
      <text:p text:style-name="P20"/>
      <text:p text:style-name="P62"><text:span text:style-name="T39">3</text:span><text:span text:style-name="T35">. Does your mentor demonstrate a positive example of how to interact with contributors from </text:span><text:soft-page-break/><text:span text:style-name="T35">different backgrounds ? The following questions should be answered in a 6 pt </text:span><text:span text:style-name="T36">rating </text:span><text:span text:style-name="T35">scale </text:span><text:span text:style-name="T36">as follows</text:span></text:p>
      <text:p text:style-name="P62"><text:span text:style-name="T35"><text:s/>where 1 </text:span><text:span text:style-name="T36">corresponds to</text:span><text:span text:style-name="T35"> “Strongly Disagree”, <text:s/>2 </text:span><text:span text:style-name="T36">correspond</text:span><text:span text:style-name="T35">s </text:span><text:span text:style-name="T36">to </text:span><text:span text:style-name="T35">“Disagree”,</text:span><text:span text:style-name="T31"> </text:span><text:span text:style-name="T35">3 </text:span><text:span text:style-name="T36">correspond</text:span><text:span text:style-name="T35">s </text:span><text:span text:style-name="T36">to </text:span><text:span text:style-name="T35">“Somewhat Disagree”, <text:s/>4 </text:span><text:span text:style-name="T36">corresponds to</text:span><text:span text:style-name="T35"> “Somewhat Agree”, 5 </text:span><text:span text:style-name="T36">correspond</text:span><text:span text:style-name="T35">s </text:span><text:span text:style-name="T36">to </text:span><text:span text:style-name="T35">“Agree” and </text:span><text:span text:style-name="T36">6 corresponds to</text:span><text:span text:style-name="T35"> “Strongly Agree”</text:span></text:p>
      <text:p text:style-name="P8"><text:span text:style-name="T72">Mentor 1 6, Yes I think he is a great example </text:span></text:p>
      <text:p text:style-name="P8">Mentor 2 6, Yes he too is a great example.</text:p>
      <text:p text:style-name="P45"/>
      <text:p text:style-name="P64"><text:span text:style-name="T39">4</text:span><text:span text:style-name="T35">. <text:s/></text:span><text:span text:style-name="T39">Please answer from your experience with your mentor about their interactions with you</text:span><text:span text:style-name="T35"> </text:span><text:span text:style-name="T39">members of different minority groups. </text:span><text:span text:style-name="T36"><text:s/>The following questions should be answered in a 6 pt rating scale as follows </text:span><text:span text:style-name="T41">where : </text:span><text:span text:style-name="T35">1 </text:span><text:span text:style-name="T40">corresponds to</text:span><text:span text:style-name="T35"> </text:span><text:span text:style-name="T40">'</text:span><text:span text:style-name="T35">Will refuse to work with someone</text:span><text:span text:style-name="T40">' , 2 corresponds to “Extremely Uncomfortable, but can work together if required by the Organization” , 3 corresponds to “Mildly uncomfortable Always” , 4 corresponds to “Somewhat Comfortable, but I am willing to ignore the feeling” , 5 corresponds to “Mostly comfortable, unless some particular incident takes place” <text:s/>, 6 corresponds to “Completely natural, Doesn't affect me at all”</text:span></text:p>
      <text:p text:style-name="P8"><text:span text:style-name="T72">Mentor 1 6, We will meetup and he will give me advice about what I should be focusing on and how to stay on track. </text:span></text:p>
      <text:p text:style-name="P8">Mentor 2 6, Throughout the summer he helped me balance day job and working on my FOSS project.</text:p>
      <text:p text:style-name="P20"/>
      <text:p text:style-name="P80"/>
      <text:p text:style-name="P50">WORKPLACE INCLUSION IN FOSS ORGANIZATIONS/ COMMUNITIES RELATED QUESTIONS</text:p>
      <text:p text:style-name="P32"/>
      <text:p text:style-name="P15"><text:span text:style-name="T4">If you are involved with multiple FOSS </text:span><text:span text:style-name="T5">O</text:span><text:span text:style-name="T4">rganization</text:span><text:span text:style-name="T5">s/</text:span><text:span text:style-name="T4"> </text:span><text:span text:style-name="T5">P</text:span><text:span text:style-name="T4">roject</text:span><text:span text:style-name="T5">s/</text:span><text:span text:style-name="T4"> </text:span><text:span text:style-name="T5">C</text:span><text:span text:style-name="T4">ommunit</text:span><text:span text:style-name="T5">ies/ Hackerspaces</text:span><text:span text:style-name="T4">,</text:span><text:span text:style-name="T57"> <text:s/></text:span><text:span text:style-name="T5">p</text:span><text:span text:style-name="T4">lease answer each question once for every FOSS Organization/ Project/ Community/ Hackerspace you have been involved with.</text:span></text:p>
      <text:p text:style-name="P64"><text:span text:style-name="T36">To answer, give</text:span><text:span text:style-name="T35"> ratings </text:span><text:span text:style-name="T36">based on the rating scale provided below and</text:span><text:span text:style-name="T35"> please answer </text:span><text:span text:style-name="T36">in one or two lines about</text:span><text:span text:style-name="T35"> </text:span><text:span text:style-name="T36">your reason behind giving the specific rating</text:span><text:span text:style-name="T35">. The following questions should be answered in a 6 pt </text:span><text:span text:style-name="T36">rating </text:span><text:span text:style-name="T35">scale </text:span><text:span text:style-name="T36">as follows :</text:span></text:p>
      <text:p text:style-name="P62"><text:span text:style-name="T35"><text:s/>where 1 </text:span><text:span text:style-name="T36">corresponds to</text:span><text:span text:style-name="T35"> “Strongly Disagree”, <text:s/>2 </text:span><text:span text:style-name="T36">correspond</text:span><text:span text:style-name="T35">s </text:span><text:span text:style-name="T36">to </text:span><text:span text:style-name="T35">“Disagree”,</text:span><text:span text:style-name="T31"> </text:span><text:span text:style-name="T35">3 </text:span><text:span text:style-name="T36">correspond</text:span><text:span text:style-name="T35">s </text:span><text:span text:style-name="T36">to </text:span><text:span text:style-name="T35">“Somewhat Disagree”, <text:s/>4 </text:span><text:span text:style-name="T36">corresponds to</text:span><text:span text:style-name="T35"> “Somewhat Agree”, 5 </text:span><text:span text:style-name="T36">correspond</text:span><text:span text:style-name="T35">s </text:span><text:span text:style-name="T36">to </text:span><text:span text:style-name="T35">“Agree” and </text:span><text:span text:style-name="T36">6 corresponds to</text:span><text:span text:style-name="T35"> “Strongly Agree”</text:span></text:p>
      <text:p text:style-name="P50"/>
      <text:p text:style-name="P45">1. Does the organization provide necessary accommodations at the workplace for employees with physical disabilities? </text:p>
      <text:p text:style-name="P77"><text:soft-page-break/><text:span text:style-name="T16">FOSS @ MAGIC: </text:span><text:span text:style-name="T24">6, Magic being a part of RIT, has many resources available to help anyone with any disabilities.  </text:span></text:p>
      <text:p text:style-name="P52"><text:span text:style-name="T56">2. Does the organization partner with professional associations for minority groups? </text:span></text:p>
      <text:p text:style-name="P77"><text:span text:style-name="T16">FOSS @ MAGIC: </text:span><text:span text:style-name="T24">3, none that I am aware of.</text:span></text:p>
      <text:p text:style-name="P85"><text:span text:style-name="T26"/></text:p>
      <text:p text:style-name="P45">3. Does the organization have career development programs and initiatives for existing minority employees ?</text:p>
      <text:p text:style-name="P77"><text:span text:style-name="T16">FOSS @ MAGIC</text:span><text:span text:style-name="T25"> : 3, none that I am aware of.</text:span></text:p>
      <text:p text:style-name="P66"><text:span text:style-name="T25"/></text:p>
      <text:p text:style-name="P62"><text:span text:style-name="T42">INDIVIDUAL PREFERANCES RELATED QUESTIONS</text:span></text:p>
      <text:p text:style-name="P79"/>
      <text:p text:style-name="P81"><text:span text:style-name="T42">These questions ask for your personal preferences and honesty would be greatly appreciated. Please try to answer them as best as you can. </text:span><text:span text:style-name="T36">To answer, give</text:span><text:span text:style-name="T35"> ratings </text:span><text:span text:style-name="T36">based on the rating scale provided below. </text:span><text:span text:style-name="T42">We do not expect a justification for your rating but you are free to provide one if you wish to. <text:s/>The following questions should be answered in a 6 pt </text:span><text:span text:style-name="T36">rating </text:span><text:span text:style-name="T42">scale </text:span><text:span text:style-name="T36">as follows </text:span><text:span text:style-name="T41">where : </text:span></text:p>
      <text:p text:style-name="P62"><text:span text:style-name="T35">1 </text:span><text:span text:style-name="T40">corresponds to</text:span><text:span text:style-name="T35"> </text:span><text:span text:style-name="T40">'</text:span><text:span text:style-name="T35">Will refuse to work with someone</text:span><text:span text:style-name="T40">' , 2 corresponds to “Extremely Uncomfortable, but can work together if required by the Organization” , 3 corresponds to “Mildly uncomfortable Always” , 4 corresponds to “Somewhat Comfortable, but I am willing to ignore the feeling” , 5 corresponds to “Mostly comfortable, unless some particular incident takes place” <text:s/>, 6 corresponds to “Completely natural, Doesn't affect me at all”</text:span></text:p>
      <text:p text:style-name="P48"/>
      <text:p text:style-name="P39"><text:span text:style-name="T13">1. How comfortable are you working with people of different ages ?</text:span><text:span text:style-name="T76"> </text:span><text:span text:style-name="T80">6</text:span></text:p>
      <text:p text:style-name="P20"><text:span text:style-name="T8">2</text:span><text:span text:style-name="T2">. How comfortable are you working with people of different genders ?</text:span> <text:bookmark text:name="docs-internal-guid-7051ce1f-7749-395c-bfba-682d22490a01"/><text:span text:style-name="T88">6</text:span></text:p>
      <text:p text:style-name="P20"><text:span text:style-name="T8">3</text:span><text:span text:style-name="T2">.  How comfortable are you working with people of different communities ?</text:span> <text:bookmark text:name="docs-internal-guid-7051ce1f-7749-76e0-f5ec-8050f47198c7"/><text:span text:style-name="T88">6</text:span></text:p>
      <text:p text:style-name="P20"><text:span text:style-name="T8">4</text:span><text:span text:style-name="T2">. How comfortable are you working with people of different religions ?</text:span> <text:bookmark text:name="docs-internal-guid-7051ce1f-7749-b086-7aa8-d5354ef25377"/><text:span text:style-name="T88">6</text:span></text:p>
      <text:p text:style-name="P33"/>
      <text:p text:style-name="P64"><text:span text:style-name="T35">The following question should be answered </text:span><text:span text:style-name="T41">with a </text:span><text:span text:style-name="T36">rating </text:span><text:span text:style-name="T41">along with </text:span><text:span text:style-name="T36">one or two lines about</text:span><text:span text:style-name="T41"> </text:span><text:span text:style-name="T36">your reason behind giving the specific rating. </text:span><text:span text:style-name="T41">The 6 pt rating scale is as follows</text:span><text:span text:style-name="T36"> :</text:span></text:p>
      <text:p text:style-name="P20"><text:span text:style-name="T2"><text:s/>where 1 </text:span><text:span text:style-name="T5">corresponds to</text:span><text:span text:style-name="T2"> “</text:span><text:span text:style-name="T7">Always</text:span><text:span text:style-name="T2">”, <text:s/>2 </text:span><text:span text:style-name="T5">correspond</text:span><text:span text:style-name="T2">s </text:span><text:span text:style-name="T5">to </text:span><text:span text:style-name="T2">“</text:span><text:span text:style-name="T7">Often</text:span><text:span text:style-name="T2">”,</text:span><text:span text:style-name="T56"> </text:span><text:span text:style-name="T2">3 </text:span><text:span text:style-name="T5">correspond</text:span><text:span text:style-name="T2">s </text:span><text:span text:style-name="T5">to </text:span><text:span text:style-name="T2">“</text:span><text:span text:style-name="T7">Occasionaly, if the situation demands</text:span><text:span text:style-name="T2">”, <text:s/>4 </text:span><text:span text:style-name="T5">corresponds to</text:span><text:span text:style-name="T2"> “</text:span><text:span text:style-name="T7">Rarely</text:span><text:span text:style-name="T2">”, 5 </text:span><text:span text:style-name="T5">correspond</text:span><text:span text:style-name="T2">s </text:span><text:span text:style-name="T5">to </text:span><text:span text:style-name="T2">“</text:span><text:span text:style-name="T7">Rarely, but only if I ask</text:span><text:span text:style-name="T2">” and </text:span><text:span text:style-name="T5">6 corresponds to</text:span><text:span text:style-name="T2"> “</text:span><text:span text:style-name="T7">Never</text:span><text:span text:style-name="T2">”</text:span></text:p>
      <text:p text:style-name="P45"/>
      <text:p text:style-name="P15"><text:span text:style-name="T8">5</text:span><text:span text:style-name="T2">. How frequently do you voice your opinion, even when it’s different from those around ?</text:span></text:p>
      <text:p text:style-name="P78"><text:soft-page-break/><text:span text:style-name="T20">3, </text:span>if <text:span text:style-name="T88">by voicing my opinion there isn't any </text:span>arguement and <text:span text:style-name="T88">there is </text:span>no harm to relationship, then yes. <text:span text:style-name="T88">However, it mostly depends on my comfort level.</text:span></text:p>
      <text:p text:style-name="P35"/>
      <text:p text:style-name="P64"><text:span text:style-name="T35">The following question should be answered </text:span><text:span text:style-name="T41">with a rating along with one or two lines about your reason behind giving the specific rating. The 6 pt rating scale is as follows :</text:span></text:p>
      <text:p text:style-name="P62"><text:span text:style-name="T35"><text:s/>where 1 </text:span><text:span text:style-name="T36">corresponds to</text:span><text:span text:style-name="T35"> “Strongly Disagree”, <text:s/>2 </text:span><text:span text:style-name="T36">correspond</text:span><text:span text:style-name="T35">s </text:span><text:span text:style-name="T36">to </text:span><text:span text:style-name="T35">“Disagree”,</text:span><text:span text:style-name="T31"> </text:span><text:span text:style-name="T35">3 </text:span><text:span text:style-name="T36">correspond</text:span><text:span text:style-name="T35">s </text:span><text:span text:style-name="T36">to </text:span><text:span text:style-name="T35">“Somewhat Disagree”, <text:s/>4 </text:span><text:span text:style-name="T36">corresponds to</text:span><text:span text:style-name="T35"> “Somewhat Agree”, 5 </text:span><text:span text:style-name="T36">correspond</text:span><text:span text:style-name="T35">s </text:span><text:span text:style-name="T36">to </text:span><text:span text:style-name="T35">“Agree” and </text:span><text:span text:style-name="T36">6 corresponds to</text:span><text:span text:style-name="T35"> “Strongly Agree”</text:span></text:p>
      <text:p text:style-name="P50"/>
      <text:p text:style-name="P15"><text:span text:style-name="T9">6</text:span><text:span text:style-name="T2">. Do you believe that a diverse workforce positively impacts workplace/group performance ?</text:span></text:p>
      <text:p text:style-name="P15">5 In a diverse workplace, you feel more welcome and can work on task at hand to the best of your capacity rather than worrying about how you are received by others in a workplace where you are a minority and other factors will negativily influence your productivity.</text:p>
      <text:p text:style-name="P15"/>
      <text:p text:style-name="P21"><text:span text:style-name="T9">7</text:span><text:span text:style-name="T2">. Do you believe that personal characteristics (background like race, gender, religion, age and not personality traits)  do not hinder or help an individual’s career progression or development opportunities ?</text:span></text:p>
      <text:p text:style-name="P12"><text:span text:style-name="T89">3, It is unfortunately an issue, but I've noticed many places are working to promote a culture where everyone feels welcome. I've noticed that in a culture where the "unconscious bias" or stereotypes are being discussed and addressed personal characteristics do not hinger much in a person's development/career progression.</text:span></text:p>
      <text:p text:style-name="P20"/>
      <text:p text:style-name="P83">PERSONAL EXPERIENCE BASED DESCRIPTIVE QUESTIONS</text:p>
      <text:p text:style-name="P20"/>
      <text:p text:style-name="P62"><text:span text:style-name="T35">1. </text:span><text:span text:style-name="T43">W</text:span><text:span text:style-name="T35">hat keeps you motivated to continue contributing to FOSS ?</text:span></text:p>
      <text:p text:style-name="P67"><text:span text:style-name="T31">I want to see it become what it's meant to be.</text:span></text:p>
      <text:p text:style-name="P45"/>
      <text:p text:style-name="P53"><text:span text:style-name="T56">2. Any issues you want to highlight related to diversity or workplace inclusion ? This could also be personal experiences.</text:span></text:p>
      <text:p text:style-name="P67"><text:span text:style-name="T31">If you are in a community and you notice a small engagement of someone that might be a minority make sure to reach out to them and say Hi and get to know them. Not only is this good for anyone who is new but it helps them know they are welcome and valued. </text:span></text:p>
      <text:p text:style-name="P67"><text:span text:style-name="T31"/></text:p>
      <text:p text:style-name="P22"><text:soft-page-break/><text:span text:style-name="T2">3. </text:span><text:span text:style-name="T10">Please c</text:span><text:span text:style-name="T2">ompar</text:span><text:span text:style-name="T10">e</text:span><text:span text:style-name="T2"> between culture and atmosphere in FOSS and other organizations related to diversity and workplace inclusion </text:span><text:span text:style-name="T10">and share your thoughts</text:span><text:span text:style-name="T2">.</text:span></text:p>
      <text:p text:style-name="P68">I have found the FOSS organizations I have interacted with to be more inclusive than workplaces because those FOSS communities attempt to establish a friendship bond rather than an co-worker/employee relationship.</text:p>
      <text:p text:style-name="P68"/>
      <text:p text:style-name="P84"><text:span text:style-name="T67">Further questions about survey format and experience were also asked.</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Verdana" svg:font-family="Verdana"/>
    <style:font-face style:name="Calibri" svg:font-family="Calibri" style:font-family-generic="swiss"/>
    <style:font-face style:name="Calibri "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9T22:32:05.480470115</dc:date>
    <dc:creator>bee </dc:creator>
    <meta:editing-duration>PT1H8M55S</meta:editing-duration>
    <meta:editing-cycles>13</meta:editing-cycles>
    <meta:generator>LibreOffice/4.4.5.2$Linux_X86_64 LibreOffice_project/40$Build-2</meta:generator>
    <meta:document-statistic meta:table-count="0" meta:image-count="0" meta:object-count="0" meta:page-count="9" meta:paragraph-count="127" meta:word-count="2443" meta:character-count="14844" meta:non-whitespace-character-count="12457"/>
  </office:meta>
</office:document-meta>
</file>